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5.14pt"/>
    </style:style>
    <style:style style:name="co2" style:family="table-column">
      <style:table-column-properties fo:break-before="auto" style:column-width="49.4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map style:condition="cell-content()=&quot;after&quot;" style:apply-style-name="Neutral" style:base-cell-address="Sheet1.E2"/>
      <style:map style:condition="cell-content()=&quot;before&quot;" style:apply-style-name="Good" style:base-cell-address="Sheet1.E2"/>
    </style:style>
    <style:style style:name="ce4" style:family="table-cell" style:parent-style-name="Default">
      <style:map style:condition="cell-content()=&quot;after&quot;" style:apply-style-name="Neutral" style:base-cell-address="Sheet1.F5"/>
      <style:map style:condition="cell-content()=&quot;before&quot;" style:apply-style-name="Accent" style:base-cell-address="Sheet1.F5"/>
    </style:style>
    <style:style style:name="ce5" style:family="table-cell" style:parent-style-name="Default" style:data-style-name="N124"/>
    <style:style style:name="T1" style:family="text">
      <style:text-properties fo:font-style="italic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default-cell-style-name="ce3"/>
        <table:table-column table:style-name="co3" table:default-cell-style-name="Default"/>
        <table:table-column table:style-name="co3" table:default-cell-style-name="ce5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table:style-name="Default" office:value-type="string" calcext:value-type="string">
            <text:p>Actual FS</text:p>
          </table:table-cell>
          <table:table-cell table:style-name="Default" office:value-type="string" calcext:value-type="string">
            <text:p>Favors?</text:p>
          </table:table-cell>
          <table:table-cell office:value-type="string" calcext:value-type="string">
            <text:p>Mem Used</text:p>
          </table:table-cell>
          <table:table-cell table:style-name="Default" office:value-type="string" calcext:value-type="string">
            <text:p>Mem-vs-FS</text:p>
          </table:table-cell>
          <table:table-cell office:value-type="string" calcext:value-type="string">
            <text:p>Noyes</text:p>
          </table:table-cell>
          <table:table-cell/>
        </table:table-row>
        <table:table-row table:style-name="ro1">
          <table:table-cell office:value-type="string" calcext:value-type="string">
            <text:p>memes</text:p>
          </table:table-cell>
          <table:table-cell office:value-type="float" office:value="12623872" calcext:value-type="float">
            <text:p>12623872</text:p>
          </table:table-cell>
          <table:table-cell office:value-type="float" office:value="16654336" calcext:value-type="float">
            <text:p>16654336</text:p>
          </table:table-cell>
          <table:table-cell office:value-type="float" office:value="489942" calcext:value-type="float">
            <text:p>489942</text:p>
          </table:table-cell>
          <table:table-cell table:formula="of:=IF([.B2]&gt;[.C2];&quot;before&quot;;&quot;after&quot;)" office:value-type="string" office:string-value="after" calcext:value-type="string">
            <text:p>after</text:p>
          </table:table-cell>
          <table:table-cell table:formula="of:=ABS(ORG.LIBREOFFICE.RAWSUBTRACT([.B2];[.C2]))" office:value-type="float" office:value="4030464" calcext:value-type="float">
            <text:p>4030464</text:p>
          </table:table-cell>
          <table:table-cell table:formula="of:=[.F2]/[.D2]" office:value-type="float" office:value="8.2264104730764" calcext:value-type="float">
            <text:p>8.226x</text:p>
          </table:table-cell>
          <table:table-cell/>
          <table:table-cell office:value-type="string" calcext:value-type="string">
            <text:p>note: memory allocated in 4096 bit chunks</text:p>
          </table:table-cell>
        </table:table-row>
        <table:table-row table:style-name="ro1">
          <table:table-cell office:value-type="string" calcext:value-type="string">
            <text:p>logParser.py</text:p>
          </table:table-cell>
          <table:table-cell office:value-type="float" office:value="12484608" calcext:value-type="float">
            <text:p>12484608</text:p>
          </table:table-cell>
          <table:table-cell office:value-type="float" office:value="12488704" calcext:value-type="float">
            <text:p>12488704</text:p>
          </table:table-cell>
          <table:table-cell table:style-name="Default" office:value-type="float" office:value="5684" calcext:value-type="float">
            <text:p>5684</text:p>
          </table:table-cell>
          <table:table-cell table:formula="of:=IF([.B3]&gt;[.C3];&quot;before&quot;;&quot;after&quot;)" office:value-type="string" office:string-value="after" calcext:value-type="string">
            <text:p>after</text:p>
          </table:table-cell>
          <table:table-cell table:formula="of:=ABS(ORG.LIBREOFFICE.RAWSUBTRACT([.B3];[.C3]))" office:value-type="float" office:value="4096" calcext:value-type="float">
            <text:p>4096</text:p>
          </table:table-cell>
          <table:table-cell table:formula="of:=[.F3]/[.D3]" office:value-type="float" office:value="0.720619282195637" calcext:value-type="float">
            <text:p>0.721x</text:p>
          </table:table-cell>
          <table:table-cell office:value-type="string" calcext:value-type="string">
            <text:p>wat</text:p>
          </table:table-cell>
          <table:table-cell/>
        </table:table-row>
        <table:table-row table:style-name="ro1">
          <table:table-cell office:value-type="string" calcext:value-type="string">
            <text:p>README.md</text:p>
          </table:table-cell>
          <table:table-cell office:value-type="float" office:value="12382208" calcext:value-type="float">
            <text:p>12382208</text:p>
          </table:table-cell>
          <table:table-cell office:value-type="float" office:value="12390400" calcext:value-type="float">
            <text:p>12390400</text:p>
          </table:table-cell>
          <table:table-cell office:value-type="float" office:value="1553" calcext:value-type="float">
            <text:p>1553</text:p>
          </table:table-cell>
          <table:table-cell table:formula="of:=IF([.B4]&gt;[.C4];&quot;before&quot;;&quot;after&quot;)" office:value-type="string" office:string-value="after" calcext:value-type="string">
            <text:p>after</text:p>
          </table:table-cell>
          <table:table-cell table:formula="of:=ABS(ORG.LIBREOFFICE.RAWSUBTRACT([.B4];[.C4]))" office:value-type="float" office:value="8192" calcext:value-type="float">
            <text:p>8192</text:p>
          </table:table-cell>
          <table:table-cell table:formula="of:=[.F4]/[.D4]" office:value-type="float" office:value="5.27495170637476" calcext:value-type="float">
            <text:p>5.275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pan text:style-name="T1">/</text:span><text:span text:style-name="T2">var</text:span><text:span text:style-name="T1">/</text:span>log/alternatives.log.1</text:p>
          </table:table-cell>
          <table:table-cell office:value-type="float" office:value="12554240" calcext:value-type="float">
            <text:p>12554240</text:p>
          </table:table-cell>
          <table:table-cell office:value-type="float" office:value="13000704" calcext:value-type="float">
            <text:p>13000704</text:p>
          </table:table-cell>
          <table:table-cell table:style-name="Default" office:value-type="float" office:value="38729" calcext:value-type="float">
            <text:p>38729</text:p>
          </table:table-cell>
          <table:table-cell table:formula="of:=IF([.B5]&gt;[.C5];&quot;before&quot;;&quot;after&quot;)" office:value-type="string" office:string-value="after" calcext:value-type="string">
            <text:p>after</text:p>
          </table:table-cell>
          <table:table-cell table:style-name="ce4" table:formula="of:=ABS(ORG.LIBREOFFICE.RAWSUBTRACT([.B5];[.C5]))" office:value-type="float" office:value="446464" calcext:value-type="float">
            <text:p>446464</text:p>
          </table:table-cell>
          <table:table-cell table:formula="of:=[.F5]/[.D5]" office:value-type="float" office:value="11.5278989904206" calcext:value-type="float">
            <text:p>11.528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var/log/bootstrap.log</text:p>
          </table:table-cell>
          <table:table-cell office:value-type="float" office:value="12660736" calcext:value-type="float">
            <text:p>12660736</text:p>
          </table:table-cell>
          <table:table-cell office:value-type="float" office:value="13066240" calcext:value-type="float">
            <text:p>13066240</text:p>
          </table:table-cell>
          <table:table-cell office:value-type="float" office:value="56751" calcext:value-type="float">
            <text:p>56751</text:p>
          </table:table-cell>
          <table:table-cell table:formula="of:=IF([.B6]&gt;[.C6];&quot;before&quot;;&quot;after&quot;)" office:value-type="string" office:string-value="after" calcext:value-type="string">
            <text:p>after</text:p>
          </table:table-cell>
          <table:table-cell table:formula="of:=ABS(ORG.LIBREOFFICE.RAWSUBTRACT([.B6];[.C6]))" office:value-type="float" office:value="405504" calcext:value-type="float">
            <text:p>405504</text:p>
          </table:table-cell>
          <table:table-cell table:formula="of:=[.F6]/[.D6]" office:value-type="float" office:value="7.14531902521541" calcext:value-type="float">
            <text:p>7.145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var/log/dpkg.log.1</text:p>
          </table:table-cell>
          <table:table-cell office:value-type="float" office:value="12562432" calcext:value-type="float">
            <text:p>12562432</text:p>
          </table:table-cell>
          <table:table-cell office:value-type="float" office:value="28475392" calcext:value-type="float">
            <text:p>28475392</text:p>
          </table:table-cell>
          <table:table-cell office:value-type="float" office:value="1970646" calcext:value-type="float">
            <text:p>1970646</text:p>
          </table:table-cell>
          <table:table-cell table:formula="of:=IF([.B7]&gt;[.C7];&quot;before&quot;;&quot;after&quot;)" office:value-type="string" office:string-value="after" calcext:value-type="string">
            <text:p>after</text:p>
          </table:table-cell>
          <table:table-cell table:formula="of:=ABS(ORG.LIBREOFFICE.RAWSUBTRACT([.B7];[.C7]))" office:value-type="float" office:value="15912960" calcext:value-type="float">
            <text:p>15912960</text:p>
          </table:table-cell>
          <table:table-cell table:formula="of:=[.F7]/[.D7]" office:value-type="float" office:value="8.07499672696162" calcext:value-type="float">
            <text:p>8.075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var/log/auth.log.1</text:p>
          </table:table-cell>
          <table:table-cell office:value-type="float" office:value="12697600" calcext:value-type="float">
            <text:p>12697600</text:p>
          </table:table-cell>
          <table:table-cell office:value-type="float" office:value="13430784" calcext:value-type="float">
            <text:p>13430784</text:p>
          </table:table-cell>
          <table:table-cell office:value-type="float" office:value="98660" calcext:value-type="float">
            <text:p>98660</text:p>
          </table:table-cell>
          <table:table-cell table:formula="of:=IF([.B8]&gt;[.C8];&quot;before&quot;;&quot;after&quot;)" office:value-type="string" office:string-value="after" calcext:value-type="string">
            <text:p>after</text:p>
          </table:table-cell>
          <table:table-cell table:formula="of:=ABS(ORG.LIBREOFFICE.RAWSUBTRACT([.B8];[.C8]))" office:value-type="float" office:value="733184" calcext:value-type="float">
            <text:p>733184</text:p>
          </table:table-cell>
          <table:table-cell table:formula="of:=[.F8]/[.D8]" office:value-type="float" office:value="7.43142104196229" calcext:value-type="float">
            <text:p>7.431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var/log/kern.log.1</text:p>
          </table:table-cell>
          <table:table-cell office:value-type="float" office:value="12607488" calcext:value-type="float">
            <text:p>12607488</text:p>
          </table:table-cell>
          <table:table-cell office:value-type="float" office:value="91115520" calcext:value-type="float">
            <text:p>91115520</text:p>
          </table:table-cell>
          <table:table-cell office:value-type="float" office:value="9804894" calcext:value-type="float">
            <text:p>9804894</text:p>
          </table:table-cell>
          <table:table-cell table:formula="of:=IF([.B9]&gt;[.C9];&quot;before&quot;;&quot;after&quot;)" office:value-type="string" office:string-value="after" calcext:value-type="string">
            <text:p>after</text:p>
          </table:table-cell>
          <table:table-cell table:formula="of:=ABS(ORG.LIBREOFFICE.RAWSUBTRACT([.B9];[.C9]))" office:value-type="float" office:value="78508032" calcext:value-type="float">
            <text:p>78508032</text:p>
          </table:table-cell>
          <table:table-cell table:formula="of:=[.F9]/[.D9]" office:value-type="float" office:value="8.00702506319803" calcext:value-type="float">
            <text:p>8.007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/var/log/gpu-manager.log</text:p>
          </table:table-cell>
          <table:table-cell office:value-type="float" office:value="12652544" calcext:value-type="float">
            <text:p>12652544</text:p>
          </table:table-cell>
          <table:table-cell office:value-type="float" office:value="12656640" calcext:value-type="float">
            <text:p>12656640</text:p>
          </table:table-cell>
          <table:table-cell office:value-type="float" office:value="1165" calcext:value-type="float">
            <text:p>1165</text:p>
          </table:table-cell>
          <table:table-cell table:formula="of:=IF([.B10]&gt;[.C10];&quot;before&quot;;&quot;after&quot;)" office:value-type="string" office:string-value="after" calcext:value-type="string">
            <text:p>after</text:p>
          </table:table-cell>
          <table:table-cell table:formula="of:=ABS(ORG.LIBREOFFICE.RAWSUBTRACT([.B10];[.C10]))" office:value-type="float" office:value="4096" calcext:value-type="float">
            <text:p>4096</text:p>
          </table:table-cell>
          <table:table-cell table:formula="of:=[.F10]/[.D10]" office:value-type="float" office:value="3.51587982832618" calcext:value-type="float">
            <text:p>3.516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itintern/Downloads/http.log</text:p>
          </table:table-cell>
          <table:table-cell office:value-type="float" office:value="12664832" calcext:value-type="float">
            <text:p>12664832</text:p>
          </table:table-cell>
          <table:table-cell office:value-type="float" office:value="3219644416" calcext:value-type="float">
            <text:p>3219644416</text:p>
          </table:table-cell>
          <table:table-cell office:value-type="float" office:value="1379588642" calcext:value-type="float">
            <text:p>1379588642</text:p>
          </table:table-cell>
          <table:table-cell table:formula="of:=IF([.B11]&gt;[.C11];&quot;before&quot;;&quot;after&quot;)" office:value-type="string" office:string-value="after" calcext:value-type="string">
            <text:p>after</text:p>
          </table:table-cell>
          <table:table-cell table:formula="of:=ABS(ORG.LIBREOFFICE.RAWSUBTRACT([.B11];[.C11]))" office:value-type="float" office:value="3206979584" calcext:value-type="float">
            <text:p>3206979584</text:p>
          </table:table-cell>
          <table:table-cell table:formula="of:=[.F11]/[.D11]" office:value-type="float" office:value="2.32459117621526" calcext:value-type="float">
            <text:p>2.325x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calcext:conditional-formats>
          <calcext:conditional-format calcext:target-range-address="Sheet1.F5:Sheet1.F5">
            <calcext:condition calcext:apply-style-name="Neutral" calcext:value="=&quot;after&quot;" calcext:base-cell-address="Sheet1.F5"/>
            <calcext:condition calcext:apply-style-name="Accent" calcext:value="=&quot;before&quot;" calcext:base-cell-address="Sheet1.F5"/>
          </calcext:conditional-format>
          <calcext:conditional-format calcext:target-range-address="Sheet1.E2:Sheet1.E13">
            <calcext:condition calcext:apply-style-name="Neutral" calcext:value="=&quot;after&quot;" calcext:base-cell-address="Sheet1.E2"/>
            <calcext:condition calcext:apply-style-name="Good" calcext:value="=&quot;before&quot;" calcext:base-cell-address="Sheet1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text>x</number:text>
    </number:number-style>
    <number:number-style style:name="N122">
      <number:number number:decimal-places="0" loext:min-decimal-places="0" number:min-integer-digits="1"/>
      <number:text>x</number:text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3" loext:min-decimal-places="3" number:min-integer-digits="1"/>
      <number:text>x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12:59:07.403903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08:43:18.636561009</meta:creation-date>
    <dc:date>2019-06-03T13:00:04.160743729</dc:date>
    <meta:editing-duration>PT2H18M30S</meta:editing-duration>
    <meta:editing-cycles>5</meta:editing-cycles>
    <meta:generator>LibreOffice/6.0.7.3$Linux_X86_64 LibreOffice_project/00m0$Build-3</meta:generator>
    <meta:document-statistic meta:table-count="1" meta:cell-count="80" meta:object-count="0"/>
  </office:meta>
</office:document-meta>
</file>